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7cm" svg:height="3.67cm" svg:x="9.334cm" svg:y="1.51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9.471cm" svg:y="5.923cm">
            <draw:object draw:notify-on-update-of-ranges="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cteries</text:p>
          </table:table-cell>
          <table:table-cell office:value-type="string" calcext:value-type="string">
            <text:p>Creeper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2:49:35.770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1:35:19.976000000</meta:creation-date>
    <dc:date>2020-12-04T12:49:59.016000000</dc:date>
    <meta:editing-duration>PT3M18S</meta:editing-duration>
    <meta:editing-cycles>4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3.671cm" xlink:href=".." xlink:type="simple" chart:class="chart:line" chart:style-name="ch1">
        <chart:legend chart:legend-position="end" svg:x="13.199cm" svg:y="1.287cm" style:legend-expansion="high" chart:style-name="ch2"/>
        <chart:plot-area chart:style-name="ch3" table:cell-range-address="Аркуш1.A1:Аркуш1.B502" chart:data-source-has-labels="row" svg:x="0.319cm" svg:y="0.073cm" svg:width="12.561cm" svg:height="3.525cm">
          <chart:coordinate-region svg:x="1.311cm" svg:y="0.194cm" svg:width="11.569cm" svg:height="2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teries</text:p>
                <draw:g>
                  <svg:desc>Аркуш1.A1:Аркуш1.A1</svg:desc>
                </draw:g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">
                <text:p>5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">
                <text:p>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">
                <text:p>3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2">
                <text:p>4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2">
                <text:p>4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7">
                <text:p>5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5">
                <text:p>59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3">
                <text:p>5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">
                <text:p>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">
                <text:p>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5">
                <text:p>1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">
                <text:p>1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">
                <text:p>1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4">
                <text:p>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">
                <text:p>1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">
                <text:p>2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">
                <text:p>2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">
                <text:p>2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2">
                <text:p>2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">
                <text:p>1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">
                <text:p>1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4">
                <text:p>2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2">
                <text:p>2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7">
                <text:p>3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6">
                <text:p>2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">
                <text:p>29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3">
                <text:p>26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8">
                <text:p>2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5">
                <text:p>2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4">
                <text:p>2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">
                <text:p>1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">
                <text:p>1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">
                <text:p>1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8">
                <text:p>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">
                <text:p>1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">
                <text:p>1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2">
                <text:p>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">
                <text:p>1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">
                <text:p>2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">
                <text:p>16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">
                <text:p>1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">
                <text:p>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8">
                <text:p>1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3">
                <text:p>2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3">
                <text:p>2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">
                <text:p>3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8">
                <text:p>4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5">
                <text:p>5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3">
                <text:p>6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3">
                <text:p>81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3">
                <text:p>82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8">
                <text:p>7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6">
                <text:p>76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2">
                <text:p>59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3">
                <text:p>41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2">
                <text:p>2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">
                <text:p>4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">
                <text:p>4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1">
                <text:p>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">
                <text:p>1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">
                <text:p>2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4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2">
                <text:p>2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6">
                <text:p>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">
                <text:p>20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8">
                <text:p>1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">
                <text:p>1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9">
                <text:p>1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9">
                <text:p>1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6">
                <text:p>1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2">
                <text:p>2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5">
                <text:p>2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6">
                <text:p>2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">
                <text:p>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">
                <text:p>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">
                <text:p>7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">
                <text:p>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6">
                <text:p>1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0">
                <text:p>2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9">
                <text:p>2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9">
                <text:p>3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5">
                <text:p>4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4">
                <text:p>4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6">
                <text:p>4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8">
                <text:p>3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0">
                <text:p>4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2">
                <text:p>34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">
                <text:p>8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">
                <text:p>8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">
                <text:p>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">
                <text:p>1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1">
                <text:p>1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9">
                <text:p>1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5">
                <text:p>1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7">
                <text:p>2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6">
                <text:p>3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8">
                <text:p>4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3">
                <text:p>4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2">
                <text:p>6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42">
                <text:p>5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3">
                <text:p>39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6">
                <text:p>36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">
                <text:p>18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">
                <text:p>16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5">
                <text:p>13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0">
                <text:p>1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8">
                <text:p>1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4">
                <text:p>1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2">
                <text:p>2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9">
                <text:p>2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2">
                <text:p>3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9">
                <text:p>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6">
                <text:p>4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3">
                <text:p>5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9">
                <text:p>4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3">
                <text:p>41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2">
                <text:p>30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">
                <text:p>20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8">
                <text:p>1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8">
                <text:p>1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">
                <text:p>11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5">
                <text:p>1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">
                <text:p>1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3">
                <text:p>1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3">
                <text:p>1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5">
                <text:p>1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5">
                <text:p>1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4">
                <text:p>1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9">
                <text:p>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4">
                <text:p>3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2">
                <text:p>3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5">
                <text:p>4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6">
                <text:p>4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7">
                <text:p>4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6">
                <text:p>4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3">
                <text:p>38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4">
                <text:p>2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9">
                <text:p>1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4">
                <text:p>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8">
                <text:p>1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">
                <text:p>1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9">
                <text:p>1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5">
                <text:p>1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5">
                <text:p>1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6">
                <text:p>1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1">
                <text:p>1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6">
                <text:p>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">
                <text:p>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5">
                <text:p>1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8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0">
                <text:p>1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">
                <text:p>1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">
                <text:p>1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3">
                <text:p>1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0">
                <text:p>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8">
                <text:p>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7">
                <text:p>2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5">
                <text:p>1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7">
                <text:p>1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6">
                <text:p>1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8">
                <text:p>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1">
                <text:p>1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">
                <text:p>1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3">
                <text:p>2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1">
                <text:p>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3">
                <text:p>2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0">
                <text:p>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1">
                <text:p>2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7">
                <text:p>2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3">
                <text:p>2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4">
                <text:p>1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">
                <text:p>1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">
                <text:p>5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">
                <text:p>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5">
                <text:p>1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6">
                <text:p>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9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8">
                <text:p>1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9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9">
                <text:p>1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8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8">
                <text:p>2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6">
                <text:p>3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8">
                <text:p>3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3">
                <text:p>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7">
                <text:p>4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6">
                <text:p>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2">
                <text:p>26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9">
                <text:p>18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1">
                <text:p>12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">
                <text:p>10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">
                <text:p>7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6">
                <text:p>8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2">
                <text:p>1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8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6">
                <text:p>1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">
                <text:p>1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">
                <text:p>1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8">
                <text:p>1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8">
                <text:p>2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4">
                <text:p>2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9">
                <text:p>29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8">
                <text:p>2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1">
                <text:p>3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9">
                <text:p>3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4">
                <text:p>27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9">
                <text:p>2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2">
                <text:p>20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7">
                <text:p>18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5">
                <text:p>2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6">
                <text:p>3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5">
                <text:p>3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0">
                <text:p>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6">
                <text:p>5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6">
                <text:p>4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4">
                <text:p>32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7">
                <text:p>2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2">
                <text:p>20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2">
                <text:p>23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8">
                <text:p>2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7">
                <text:p>3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2">
                <text:p>3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9">
                <text:p>3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57">
                <text:p>3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0">
                <text:p>2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1">
                <text:p>2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">
                <text:p>1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">
                <text:p>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">
                <text:p>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">
                <text:p>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2">
                <text:p>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5">
                <text:p>2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5">
                <text:p>2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4">
                <text:p>2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6">
                <text:p>2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5">
                <text:p>2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8">
                <text:p>2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6">
                <text:p>13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">
                <text:p>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">
                <text:p>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">
                <text:p>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">
                <text:p>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5">
                <text:p>2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4">
                <text:p>2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1">
                <text:p>3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6">
                <text:p>3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1">
                <text:p>3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3">
                <text:p>3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2">
                <text:p>2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4">
                <text:p>22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8">
                <text:p>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">
                <text:p>15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">
                <text:p>8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">
                <text:p>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">
                <text:p>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">
                <text:p>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6">
                <text:p>1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8">
                <text:p>2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6">
                <text:p>2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2">
                <text:p>2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3">
                <text:p>2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2">
                <text:p>252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78cm" svg:y="4.204cm" style:legend-expansion="high" chart:style-name="ch2"/>
        <chart:plot-area chart:style-name="ch3" table:cell-range-address="Аркуш1.A2:Аркуш1.B502 Аркуш1.B1:Аркуш1.B1" chart:data-source-has-labels="row" svg:x="0.319cm" svg:y="0.18cm" svg:width="12.64cm" svg:height="8.646cm">
          <chart:coordinate-region svg:x="1.126cm" svg:y="0.379cm" svg:width="11.55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2">
                <text:p>502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">
                <text:p>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">
                <text:p>3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2">
                <text:p>4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2">
                <text:p>4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7">
                <text:p>5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5">
                <text:p>59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3">
                <text:p>5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">
                <text:p>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">
                <text:p>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5">
                <text:p>1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">
                <text:p>1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">
                <text:p>1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4">
                <text:p>1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">
                <text:p>1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">
                <text:p>2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">
                <text:p>2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">
                <text:p>2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2">
                <text:p>2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">
                <text:p>1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">
                <text:p>1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4">
                <text:p>2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2">
                <text:p>2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7">
                <text:p>3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">
                <text:p>3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6">
                <text:p>2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">
                <text:p>29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3">
                <text:p>26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8">
                <text:p>2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5">
                <text:p>2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4">
                <text:p>2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">
                <text:p>1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">
                <text:p>1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">
                <text:p>1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8">
                <text:p>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">
                <text:p>1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">
                <text:p>1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2">
                <text:p>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">
                <text:p>1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">
                <text:p>2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">
                <text:p>16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">
                <text:p>1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">
                <text:p>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8">
                <text:p>1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3">
                <text:p>2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3">
                <text:p>2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">
                <text:p>3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8">
                <text:p>4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5">
                <text:p>5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3">
                <text:p>64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3">
                <text:p>81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3">
                <text:p>82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8">
                <text:p>7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6">
                <text:p>76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2">
                <text:p>59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3">
                <text:p>41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2">
                <text:p>2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">
                <text:p>4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">
                <text:p>4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1">
                <text:p>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">
                <text:p>1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">
                <text:p>2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4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2">
                <text:p>2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6">
                <text:p>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">
                <text:p>20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8">
                <text:p>1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">
                <text:p>1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9">
                <text:p>1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9">
                <text:p>1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6">
                <text:p>1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2">
                <text:p>2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5">
                <text:p>2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6">
                <text:p>24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">
                <text:p>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">
                <text:p>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">
                <text:p>7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">
                <text:p>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6">
                <text:p>1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0">
                <text:p>2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9">
                <text:p>2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9">
                <text:p>3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5">
                <text:p>4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4">
                <text:p>4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6">
                <text:p>4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8">
                <text:p>3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0">
                <text:p>4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2">
                <text:p>34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">
                <text:p>8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">
                <text:p>8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">
                <text:p>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">
                <text:p>1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1">
                <text:p>1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9">
                <text:p>1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5">
                <text:p>1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7">
                <text:p>2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6">
                <text:p>3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8">
                <text:p>4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3">
                <text:p>4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2">
                <text:p>6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42">
                <text:p>5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3">
                <text:p>39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6">
                <text:p>36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">
                <text:p>18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">
                <text:p>16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5">
                <text:p>13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0">
                <text:p>1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8">
                <text:p>1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4">
                <text:p>1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2">
                <text:p>2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9">
                <text:p>2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2">
                <text:p>3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9">
                <text:p>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6">
                <text:p>4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3">
                <text:p>5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9">
                <text:p>4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3">
                <text:p>41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2">
                <text:p>30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">
                <text:p>20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8">
                <text:p>1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8">
                <text:p>1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">
                <text:p>11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5">
                <text:p>1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">
                <text:p>1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3">
                <text:p>1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3">
                <text:p>1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5">
                <text:p>1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5">
                <text:p>1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4">
                <text:p>1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9">
                <text:p>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4">
                <text:p>3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2">
                <text:p>3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5">
                <text:p>4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6">
                <text:p>4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7">
                <text:p>4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6">
                <text:p>4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3">
                <text:p>38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8">
                <text:p>26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4">
                <text:p>2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9">
                <text:p>1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4">
                <text:p>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8">
                <text:p>1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">
                <text:p>1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9">
                <text:p>1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5">
                <text:p>1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5">
                <text:p>1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6">
                <text:p>1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1">
                <text:p>1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6">
                <text:p>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">
                <text:p>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5">
                <text:p>1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8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0">
                <text:p>1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">
                <text:p>1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">
                <text:p>1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3">
                <text:p>1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0">
                <text:p>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8">
                <text:p>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2">
                <text:p>2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7">
                <text:p>2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5">
                <text:p>1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7">
                <text:p>1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6">
                <text:p>1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8">
                <text:p>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1">
                <text:p>1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">
                <text:p>1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3">
                <text:p>2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1">
                <text:p>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3">
                <text:p>2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0">
                <text:p>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1">
                <text:p>2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7">
                <text:p>2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3">
                <text:p>2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4">
                <text:p>1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">
                <text:p>1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">
                <text:p>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">
                <text:p>5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">
                <text:p>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5">
                <text:p>1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6">
                <text:p>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9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8">
                <text:p>1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9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9">
                <text:p>1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8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8">
                <text:p>2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6">
                <text:p>3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8">
                <text:p>3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3">
                <text:p>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7">
                <text:p>4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6">
                <text:p>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2">
                <text:p>26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9">
                <text:p>18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1">
                <text:p>12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">
                <text:p>10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">
                <text:p>7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6">
                <text:p>8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2">
                <text:p>1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8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6">
                <text:p>1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">
                <text:p>1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">
                <text:p>1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8">
                <text:p>1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8">
                <text:p>2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4">
                <text:p>2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9">
                <text:p>29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8">
                <text:p>2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1">
                <text:p>3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9">
                <text:p>3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4">
                <text:p>27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9">
                <text:p>2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2">
                <text:p>20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7">
                <text:p>18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5">
                <text:p>2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6">
                <text:p>3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5">
                <text:p>3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0">
                <text:p>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6">
                <text:p>5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6">
                <text:p>4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4">
                <text:p>32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7">
                <text:p>2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2">
                <text:p>20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2">
                <text:p>23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8">
                <text:p>2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7">
                <text:p>3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2">
                <text:p>3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9">
                <text:p>3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57">
                <text:p>3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0">
                <text:p>2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1">
                <text:p>2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">
                <text:p>1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">
                <text:p>1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">
                <text:p>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">
                <text:p>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">
                <text:p>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2">
                <text:p>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5">
                <text:p>2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5">
                <text:p>2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4">
                <text:p>2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6">
                <text:p>2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5">
                <text:p>2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8">
                <text:p>2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6">
                <text:p>13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">
                <text:p>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">
                <text:p>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">
                <text:p>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">
                <text:p>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5">
                <text:p>2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4">
                <text:p>2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1">
                <text:p>3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6">
                <text:p>3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91">
                <text:p>3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3">
                <text:p>3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2">
                <text:p>2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4">
                <text:p>22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8">
                <text:p>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">
                <text:p>15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">
                <text:p>8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">
                <text:p>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">
                <text:p>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">
                <text:p>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6">
                <text:p>1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8">
                <text:p>2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6">
                <text:p>2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2">
                <text:p>2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3">
                <text:p>2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2">
                <text:p>252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